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053c7" officeooo:paragraph-rsid="000053c7"/>
    </style:style>
    <style:style style:name="P2" style:family="paragraph" style:parent-style-name="Text_20_body">
      <style:text-properties officeooo:paragraph-rsid="000053c7"/>
    </style:style>
    <style:style style:name="P3" style:family="paragraph" style:parent-style-name="Text_20_body">
      <style:text-properties style:font-name="Monospace" fo:font-size="10.5pt" officeooo:rsid="000053c7" officeooo:paragraph-rsid="000053c7" style:font-size-asian="10.5pt" style:font-size-complex="10.5pt"/>
    </style:style>
    <style:style style:name="P4" style:family="paragraph" style:parent-style-name="Standard">
      <style:text-properties fo:font-size="10.5pt" officeooo:rsid="000053c7" officeooo:paragraph-rsid="000053c7" style:font-size-asian="10.5pt" style:font-size-complex="10.5pt"/>
    </style:style>
    <style:style style:name="P5" style:family="paragraph" style:parent-style-name="Standard">
      <style:text-properties officeooo:rsid="0007d320" officeooo:paragraph-rsid="0007d320"/>
    </style:style>
    <style:style style:name="P6" style:family="paragraph" style:parent-style-name="Standard">
      <style:text-properties officeooo:rsid="000957cc" officeooo:paragraph-rsid="000957cc"/>
    </style:style>
    <style:style style:name="P7" style:family="paragraph" style:parent-style-name="Standard">
      <style:text-properties style:font-name="monospace" fo:font-size="10.5pt" officeooo:rsid="000b68eb" officeooo:paragraph-rsid="000b68eb" style:font-size-asian="10.5pt" style:font-size-complex="10.5pt"/>
    </style:style>
    <style:style style:name="P8" style:family="paragraph" style:parent-style-name="Text_20_body">
      <style:text-properties officeooo:rsid="0001cd12" officeooo:paragraph-rsid="0001cd12"/>
    </style:style>
    <style:style style:name="P9" style:family="paragraph" style:parent-style-name="Text_20_body">
      <style:text-properties officeooo:rsid="0005bda1" officeooo:paragraph-rsid="0005bda1"/>
    </style:style>
    <style:style style:name="P10" style:family="paragraph" style:parent-style-name="Text_20_body">
      <style:text-properties officeooo:rsid="00069b48" officeooo:paragraph-rsid="00069b48"/>
    </style:style>
    <style:style style:name="P11" style:family="paragraph" style:parent-style-name="Text_20_body">
      <style:text-properties officeooo:rsid="000a4b2c" officeooo:paragraph-rsid="000a4b2c"/>
    </style:style>
    <style:style style:name="P12" style:family="paragraph" style:parent-style-name="Text_20_body">
      <style:text-properties style:font-name="Monospace" fo:font-size="10.5pt" officeooo:rsid="000a4b2c" officeooo:paragraph-rsid="000a4b2c" style:font-size-asian="10.5pt" style:font-size-complex="10.5pt"/>
    </style:style>
    <style:style style:name="T1" style:family="text">
      <style:text-properties officeooo:rsid="000053c7"/>
    </style:style>
    <style:style style:name="T2" style:family="text">
      <style:text-properties fo:color="#000000" style:font-name="monospace" fo:font-size="10.5pt" fo:background-color="#ffffff" loext:char-shading-value="0" style:font-size-asian="10.5pt" style:font-size-complex="10.5pt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officeooo:rsid="00041ddc"/>
    </style:style>
    <style:style style:name="T6" style:family="text">
      <style:text-properties officeooo:rsid="0005bda1"/>
    </style:style>
    <style:style style:name="T7" style:family="text">
      <style:text-properties officeooo:rsid="000957cc"/>
    </style:style>
    <style:style style:name="T8" style:family="text">
      <style:text-properties fo:color="#afd787" style:font-name="monospace" fo:background-color="#121212" loext:char-shading-value="0"/>
    </style:style>
    <style:style style:name="T9" style:family="text">
      <style:text-properties fo:color="#121212" style:font-name="monospace" fo:background-color="#d78700" loext:char-shading-value="0"/>
    </style:style>
    <style:style style:name="T10" style:family="text">
      <style:text-properties fo:color="#d7d7d7" style:font-name="monospace" fo:background-color="#121212" loext:char-shading-value="0"/>
    </style:style>
    <style:style style:name="T11" style:family="text">
      <style:text-properties fo:color="#d7d7d7" style:font-name="monospace" officeooo:rsid="000957cc" fo:background-color="#121212" loext:char-shading-value="0"/>
    </style:style>
    <style:style style:name="T12" style:family="text">
      <style:text-properties style:font-name="Monospace"/>
    </style:style>
    <style:style style:name="T13" style:family="text">
      <style:text-properties style:font-name="Monospace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doop Setup</text:p>
      <text:p text:style-name="P1">This document explains how to run a simple example Job using the Map-Reduce example.</text:p>
      <text:p text:style-name="P1">0. Deploy the built hadoop package</text:p>
      <text:p text:style-name="P2"><text:span text:style-name="T1">1. Start the ssh deamon: </text:span><text:span text:style-name="T2">sudo systemctl start sshd.service</text:span></text:p>
      <text:p text:style-name="P1">2. From within the hadoop installation root:</text:p>
      <text:p text:style-name="P3"><text:s text:c="2"/>$ mkdir input</text:p>
      <text:p text:style-name="P3"><text:s text:c="2"/>$ cp etc/hadoop/*.xml input<text:span text:style-name="T5">jj</text:span></text:p>
      <text:p text:style-name="P3"><text:s text:c="2"/>$ bin/hadoop jar share/hadoop/mapreduce/hadoop-mapreduce-examples-2.6.0.jar <text:tab/>grep input output 'dfs[a-z.]+'</text:p>
      <text:p text:style-name="P3"><text:s text:c="2"/>$ cat output/*</text:p>
      <text:p text:style-name="P8">This, however, runs in a single java process and not in some distributed manner. <text:span text:style-name="T6">For testing, this is fine, tough.</text:span></text:p>
      <text:p text:style-name="P11">Important:</text:p>
      <text:p text:style-name="P12"><text:a xlink:type="simple" xlink:href="http://hadoop.apache.org/docs/current/hadoop-project-dist/hadoop-common/SingleCluster.html" text:style-name="Internet_20_link" text:visited-style-name="Visited_20_Internet_20_Link">http://hadoop.apache.org/docs/current/hadoop-project-dist/hadoop-common/SingleCluster.html</text:a></text:p>
      <text:p text:style-name="Text_20_body">Get the results:</text:p>
      <text:p text:style-name="P7"><text:span text:style-name="T4">bin/hdfs dfs -get output/*, will be saved to local directory.</text:span></text:p>
      <text:p text:style-name="Heading">Running example jobs</text:p>
      <text:p text:style-name="P9">Wordcount:</text:p>
      <text:p text:style-name="P4"><text:span text:style-name="T3">bin/hadoop jar share/hadoop/mapreduce/hadoop-mapreduce-examples-3.0.0-SNAPSHOT.jar wordcount input output</text:span></text:p>
      <text:p text:style-name="P4"><text:span text:style-name="T3"/></text:p>
      <text:p text:style-name="P10">The result in output/ holds a file with the words and the count.</text:p>
      <text:p text:style-name="Heading">General configuration</text:p>
      <text:p text:style-name="P5"><text:a xlink:type="simple" xlink:href="http://wiki.apache.org/hadoop/HowToConfigure" text:style-name="Internet_20_link" text:visited-style-name="Visited_20_Internet_20_Link">http://wiki.apache.org/hadoop/HowToConfigure</text:a></text:p>
      <text:p text:style-name="P5"/>
      <text:p text:style-name="Heading">Configure logging</text:p>
      <text:p text:style-name="Text_20_body">Add <text:span text:style-name="T12">HADOOP_ROOT_LOGGER=TRACE,DRFA</text:span> to <text:span text:style-name="T13">etc/hadoop/hadoop-env.sh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9:23:24.367508791</meta:creation-date>
    <dc:date>2015-04-30T13:15:46.941306217</dc:date>
    <meta:editing-duration>PT4H55M58S</meta:editing-duration>
    <meta:editing-cycles>10</meta:editing-cycles>
    <meta:generator>LibreOffice/4.4.2.2$Linux_X86_64 LibreOffice_project/40$Build-2</meta:generator>
    <meta:document-statistic meta:table-count="0" meta:image-count="0" meta:object-count="0" meta:page-count="1" meta:paragraph-count="22" meta:word-count="123" meta:character-count="1036" meta:non-whitespace-character-count="926"/>
  </office:meta>
</office:document-meta>
</file>